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9.png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Крутые таблицы</text:title></text:p>
      <text:p text:style-name="OrgTitle"/>
      <text:p text:style-name="OrgSubtitle"><text:initial-creator>Вася Панков</text:initial-creator></text:p>
      <text:p text:style-name="OrgSubtitle"/>
      <text:h text:style-name="Heading_20_1" text:outline-level="1" text:is-list-header="false">
<text:bookmark-start text:name="OrgXref.org0dc420d"/>
<text:bookmark text:name="org0dc420d"/>Производные
<text:bookmark-end text:name="OrgXref.org0dc420d"/></text:h>
      <text:p text:style-name="Text_20_body">Основы: 

<draw:frame draw:style-name="OrgInlineImage" svg:width="1.83cm" svg:height="0.56cm" text:anchor-type="as-char" draw:name="Frame1">

<draw:image xlink:href="Images/0001.png" xlink:type="simple" xlink:show="embed" xlink:actuate="onLoad"/><svg:title>Latex-Fragment</svg:title><svg:desc>$$ (C)' = 0 $$</svg:desc>
</draw:frame> 

<draw:frame draw:style-name="OrgInlineImage" svg:width="1.69cm" svg:height="0.56cm" text:anchor-type="as-char" draw:name="Frame2">

<draw:image xlink:href="Images/0002.png" xlink:type="simple" xlink:show="embed" xlink:actuate="onLoad"/><svg:title>Latex-Fragment</svg:title><svg:desc>$$ (x)' = 1 $$</svg:desc>
</draw:frame> 
Таблицa производных сложных функций<text:note text:id="fn1" text:note-class="footnote"><text:note-citation>1</text:note-citation><text:note-body><text:p text:style-name="Footnote">При простой логике понятно, что если подставить вместо u - x, то получим формулу для производной простой функции, ведь (x)' = 1.
</text:p></text:note-body></text:note>:<text:line-break/>
<draw:frame draw:style-name="OrgInlineImage" svg:width="3.92cm" svg:height="0.58cm" text:anchor-type="as-char" draw:name="Frame3">

<draw:image xlink:href="Images/0003.png" xlink:type="simple" xlink:show="embed" xlink:actuate="onLoad"/><svg:title>Latex-Fragment</svg:title><svg:desc>$$ (u^n)' = nu^{n - 1} \cdot u' $$</svg:desc>
</draw:frame> 

<draw:frame draw:style-name="OrgInlineImage" svg:width="2.96cm" svg:height="0.56cm" text:anchor-type="as-char" draw:name="Frame4">

<draw:image xlink:href="Images/0004.png" xlink:type="simple" xlink:show="embed" xlink:actuate="onLoad"/><svg:title>Latex-Fragment</svg:title><svg:desc>$$ (e^u)' = e^u \cdot u' $$</svg:desc>
</draw:frame> 

<draw:frame draw:style-name="OrgInlineImage" svg:width="4.13cm" svg:height="0.56cm" text:anchor-type="as-char" draw:name="Frame5">

<draw:image xlink:href="Images/0005.png" xlink:type="simple" xlink:show="embed" xlink:actuate="onLoad"/><svg:title>Latex-Fragment</svg:title><svg:desc>$$ (a^u)' = a^u \cdot lna \cdot u' $$</svg:desc>
</draw:frame> 

<draw:frame draw:style-name="OrgInlineImage" svg:width="3.17cm" svg:height="1.08cm" text:anchor-type="as-char" draw:name="Frame6">

<draw:image xlink:href="Images/0006.png" xlink:type="simple" xlink:show="embed" xlink:actuate="onLoad"/><svg:title>Latex-Fragment</svg:title><svg:desc>$$ (\ln u)' = \frac{1}{u} \cdot u' $$</svg:desc>
</draw:frame>

<draw:frame draw:style-name="OrgInlineImage" svg:width="3.84cm" svg:height="1.08cm" text:anchor-type="as-char" draw:name="Frame7">

<draw:image xlink:href="Images/0007.png" xlink:type="simple" xlink:show="embed" xlink:actuate="onLoad"/><svg:title>Latex-Fragment</svg:title><svg:desc>$$ (\log_a u)' = \frac{1}{u \ln a } \cdot $$</svg:desc>
</draw:frame>

<draw:frame draw:style-name="OrgInlineImage" svg:width="4.02cm" svg:height="0.56cm" text:anchor-type="as-char" draw:name="Frame8">

<draw:image xlink:href="Images/0008.png" xlink:type="simple" xlink:show="embed" xlink:actuate="onLoad"/><svg:title>Latex-Fragment</svg:title><svg:desc>$$ (\sin u)' = \cos u \cdot u' $$</svg:desc>
</draw:frame>

<draw:frame draw:style-name="OrgInlineImage" svg:width="4.50cm" svg:height="0.56cm" text:anchor-type="as-char" draw:name="Frame9">

<draw:image xlink:href="Images/0009.png" xlink:type="simple" xlink:show="embed" xlink:actuate="onLoad"/><svg:title>Latex-Fragment</svg:title><svg:desc>$$ (\cos u)' = -\sin u \cdot u' $$</svg:desc>
</draw:frame>

<draw:frame draw:style-name="OrgInlineImage" svg:width="4.21cm" svg:height="1.08cm" text:anchor-type="as-char" draw:name="Frame10">

<draw:image xlink:href="Images/0010.png" xlink:type="simple" xlink:show="embed" xlink:actuate="onLoad"/><svg:title>Latex-Fragment</svg:title><svg:desc>$$ (\tg u)' = \frac{1}{\cos^2 u} \cdot u' $$</svg:desc>
</draw:frame>

<draw:frame draw:style-name="OrgInlineImage" svg:width="4.76cm" svg:height="1.11cm" text:anchor-type="as-char" draw:name="Frame11">

<draw:image xlink:href="Images/0011.png" xlink:type="simple" xlink:show="embed" xlink:actuate="onLoad"/><svg:title>Latex-Fragment</svg:title><svg:desc>$$ (\ctg u)' = -\frac{1}{\sin^2 u} \cdot u' $$</svg:desc>
</draw:frame>

<draw:frame draw:style-name="OrgInlineImage" svg:width="5.58cm" svg:height="1.19cm" text:anchor-type="as-char" draw:name="Frame12">

<draw:image xlink:href="Images/0012.png" xlink:type="simple" xlink:show="embed" xlink:actuate="onLoad"/><svg:title>Latex-Fragment</svg:title><svg:desc>$$ (\arcsin u)' = \frac{1}{\sqrt{1 - u ^ 2}} \cdot u' $$</svg:desc>
</draw:frame>

<draw:frame draw:style-name="OrgInlineImage" svg:width="6.06cm" svg:height="1.19cm" text:anchor-type="as-char" draw:name="Frame13">

<draw:image xlink:href="Images/0013.png" xlink:type="simple" xlink:show="embed" xlink:actuate="onLoad"/><svg:title>Latex-Fragment</svg:title><svg:desc>$$ (\arccos u)' = -\frac{1}{\sqrt{1 - u ^ 2}} \cdot u' $$</svg:desc>
</draw:frame>

<draw:frame draw:style-name="OrgInlineImage" svg:width="5.00cm" svg:height="1.08cm" text:anchor-type="as-char" draw:name="Frame14">

<draw:image xlink:href="Images/0014.png" xlink:type="simple" xlink:show="embed" xlink:actuate="onLoad"/><svg:title>Latex-Fragment</svg:title><svg:desc>$$ (\arctg u)' = \frac{1}{1 - u ^ 2} \cdot u' $$</svg:desc>
</draw:frame>

<draw:frame draw:style-name="OrgInlineImage" svg:width="5.64cm" svg:height="1.11cm" text:anchor-type="as-char" draw:name="Frame15">

<draw:image xlink:href="Images/0015.png" xlink:type="simple" xlink:show="embed" xlink:actuate="onLoad"/><svg:title>Latex-Fragment</svg:title><svg:desc>$$ (\arcctg u)' = -\frac{1}{1 + u ^ 2} \cdot u' $$</svg:desc>
</draw:frame><text:line-break/></text:p>
      <text:p text:style-name="Text_20_body">Правила дифференцирования u = u(x), v = v(x):

<draw:frame draw:style-name="OrgInlineImage" svg:width="2.30cm" svg:height="0.56cm" text:anchor-type="as-char" draw:name="Frame16">

<draw:image xlink:href="Images/0016.png" xlink:type="simple" xlink:show="embed" xlink:actuate="onLoad"/><svg:title>Latex-Fragment</svg:title><svg:desc>$$(cu)' = cu' $$</svg:desc>
</draw:frame>  
<draw:frame draw:style-name="OrgInlineImage" svg:width="3.70cm" svg:height="1.14cm" text:anchor-type="as-char" draw:name="Frame17">

<draw:image xlink:href="Images/0017.png" xlink:type="simple" xlink:show="embed" xlink:actuate="onLoad"/><svg:title>Latex-Fragment</svg:title><svg:desc>$$(\frac{u}{v})' = \frac{u'v-uv'}{v^2}$$</svg:desc>
</draw:frame>

<draw:frame draw:style-name="OrgInlineImage" svg:width="3.73cm" svg:height="0.56cm" text:anchor-type="as-char" draw:name="Frame18">

<draw:image xlink:href="Images/0018.png" xlink:type="simple" xlink:show="embed" xlink:actuate="onLoad"/><svg:title>Latex-Fragment</svg:title><svg:desc>$$(uv)' = u'v + uv'$$</svg:desc>
</draw:frame>  
<draw:frame draw:style-name="OrgInlineImage" svg:width="3.65cm" svg:height="0.56cm" text:anchor-type="as-char" draw:name="Frame19">

<draw:image xlink:href="Images/0019.png" xlink:type="simple" xlink:show="embed" xlink:actuate="onLoad"/><svg:title>Latex-Fragment</svg:title><svg:desc>$$(u \pm v) = u' \pm v' $$</svg:desc>
</draw:frame> 
</text:p>
      <text:h text:style-name="Heading_20_1" text:outline-level="1" text:is-list-header="false">
<text:bookmark-start text:name="OrgXref.orgfd5e81c"/>
<text:bookmark text:name="orgfd5e81c"/>Интегралы
<text:bookmark-end text:name="OrgXref.orgfd5e81c"/></text:h>
      <text:p text:style-name="Text_20_body">Основные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Вася Панков</dc:creator>
    <meta:initial-creator>Вася Панков</meta:initial-creator>
    <dc:date>2022-03-09T22:39:03</dc:date>
    <meta:creation-date>2022-03-09T22:39:03</meta:creation-date>
    <meta:generator>Emacs 27.2 (Org mode 9.5.2)</meta:generator>
    <meta:keyword/>
    <dc:subject/>
    <dc:title>Крутые таблицы</dc:title>
  </office:meta>
</office:document-meta>
</file>